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24pt" officeooo:rsid="000fda40" officeooo:paragraph-rsid="000fda4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0fda40" officeooo:paragraph-rsid="000fda40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fda40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fda4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da40" officeooo:paragraph-rsid="000fda40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1d89a" officeooo:paragraph-rsid="0011d89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d89a" officeooo:paragraph-rsid="0011d89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1d89a" officeooo:paragraph-rsid="0011d89a" style:font-size-asian="16pt" style:font-weight-asian="normal" style:font-size-complex="16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1d89a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31d5d"/>
    </style:style>
    <style:style style:name="P11" style:family="paragraph" style:parent-style-name="Standard">
      <style:paragraph-properties fo:text-align="start" style:justify-single-word="false"/>
      <style:text-properties officeooo:paragraph-rsid="00131d5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31d5d" officeooo:paragraph-rsid="00131d5d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1d5d" officeooo:paragraph-rsid="00131d5d" style:font-size-asian="14pt" style:font-weight-asian="bold" style:font-size-complex="14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4pt" fo:font-weight="normal" officeooo:rsid="00131d5d" officeooo:paragraph-rsid="00131d5d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 style:writing-mode="lr-tb"/>
      <style:text-properties fo:font-size="14pt" fo:font-weight="normal" officeooo:rsid="00131d5d" officeooo:paragraph-rsid="00131d5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31d5d" officeooo:paragraph-rsid="00131d5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1d5d" officeooo:paragraph-rsid="00131d5d" style:font-size-asian="12.25pt" style:font-weight-asian="bold" style:font-size-complex="14pt" style:font-weight-complex="bold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normal" officeooo:rsid="00131d5d" officeooo:paragraph-rsid="00131d5d" style:font-size-asian="12.25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fo:font-weight="normal" officeooo:rsid="00131d5d" officeooo:paragraph-rsid="00131d5d" style:font-size-asian="14pt" style:font-weight-asian="normal" style:font-size-complex="14pt" style:font-weight-complex="normal"/>
    </style:style>
    <style:style style:name="P20" style:family="paragraph" style:parent-style-name="Standard" style:list-style-name="L6">
      <style:paragraph-properties fo:text-align="start" style:justify-single-word="false" style:writing-mode="lr-tb"/>
      <style:text-properties fo:font-size="14pt" fo:font-weight="normal" officeooo:rsid="00131d5d" officeooo:paragraph-rsid="00131d5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4pt" fo:font-weight="normal" officeooo:rsid="00131d5d" officeooo:paragraph-rsid="00131d5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6pt" fo:font-weight="bold" officeooo:rsid="00141248" officeooo:paragraph-rsid="0014124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4pt" fo:font-weight="bold" officeooo:rsid="00141248" officeooo:paragraph-rsid="00141248" style:font-size-asian="12.25pt" style:font-weight-asian="bold" style:font-size-complex="14pt" style:font-weight-complex="bold"/>
    </style:style>
    <style:style style:name="P24" style:family="paragraph" style:parent-style-name="Standard" style:list-style-name="L7">
      <style:paragraph-properties fo:text-align="start" style:justify-single-word="false" style:writing-mode="lr-tb"/>
      <style:text-properties style:font-name="Liberation Sans1" fo:font-size="14pt" fo:font-weight="normal" officeooo:rsid="00141248" officeooo:paragraph-rsid="00141248" style:font-size-asian="12.25pt" style:font-weight-asian="normal" style:font-size-complex="14pt" style:font-weight-complex="normal"/>
    </style:style>
    <style:style style:name="T1" style:family="text">
      <style:text-properties style:font-name="Liberation Sans1" fo:font-size="14pt" officeooo:rsid="00131d5d" style:font-size-asian="12.25pt" style:font-size-complex="14pt"/>
    </style:style>
    <style:style style:name="T2" style:family="text">
      <style:text-properties style:font-name="Liberation Sans1" fo:font-size="14pt" officeooo:rsid="000fda40" style:font-size-asian="12.25pt" style:font-size-complex="14pt"/>
    </style:style>
    <style:style style:name="T3" style:family="text">
      <style:text-properties style:font-name="Liberation Sans1" fo:font-size="14pt" fo:font-weight="bold" officeooo:rsid="000fda40" style:font-size-asian="12.25pt" style:font-weight-asian="bold" style:font-size-complex="14pt" style:font-weight-complex="bold"/>
    </style:style>
    <style:style style:name="T4" style:family="text">
      <style:text-properties style:font-name="Liberation Sans1" fo:font-size="14pt" fo:font-weight="normal" officeooo:rsid="000fda40" style:font-size-asian="12.25pt" style:font-weight-asian="normal" style:font-size-complex="14pt" style:font-weight-complex="normal"/>
    </style:style>
    <style:style style:name="T5" style:family="text">
      <style:text-properties style:font-name="Liberation Sans1" fo:font-size="14pt" style:font-size-asian="12.25pt" style:font-size-complex="14pt"/>
    </style:style>
    <style:style style:name="T6" style:family="text">
      <style:text-properties style:font-name="Liberation Sans1"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style:font-name="Liberation Sans1" fo:font-size="14pt" fo:font-weight="bold" style:font-size-asian="12.25pt" style:font-weight-asian="bold" style:font-size-complex="14pt" style:font-weight-complex="bold"/>
    </style:style>
    <style:style style:name="T8" style:family="text">
      <style:text-properties style:font-name="Liberation Sans1" fo:font-weight="bold" style:font-weight-asian="bold" style:font-weight-complex="bold"/>
    </style:style>
    <style:style style:name="T9" style:family="text">
      <style:text-properties style:font-name="Liberation Sans1" fo:font-size="14pt" fo:font-weight="bold" officeooo:rsid="0011d89a" style:font-size-asian="12.25pt" style:font-weight-asian="bold" style:font-size-complex="14pt" style:font-weight-complex="bold"/>
    </style:style>
    <style:style style:name="T10" style:family="text">
      <style:text-properties style:font-name="Liberation Sans1" fo:font-size="14pt" fo:font-weight="normal" officeooo:rsid="0011d89a" style:font-size-asian="12.25pt" style:font-weight-asian="normal" style:font-size-complex="14pt" style:font-weight-complex="normal"/>
    </style:style>
    <style:style style:name="T11" style:family="text">
      <style:text-properties style:font-name="Liberation Sans1" fo:font-size="14pt" fo:font-weight="normal" officeooo:rsid="00131d5d" style:font-size-asian="12.25pt" style:font-weight-asian="normal" style:font-size-complex="14pt" style:font-weight-complex="normal"/>
    </style:style>
    <style:style style:name="T12" style:family="text">
      <style:text-properties style:font-name="Liberation Sans1" fo:font-size="14pt" fo:font-weight="bold" officeooo:rsid="00131d5d" style:font-size-asian="12.25pt" style:font-weight-asian="bold" style:font-size-complex="14pt" style:font-weight-complex="bold"/>
    </style:style>
    <style:style style:name="T13" style:family="text">
      <style:text-properties style:font-name="Liberation Sans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izmus</text:p>
      <text:p text:style-name="P2"/>
      <text:list text:style-name="L1">
        <text:list-item>
          <text:p text:style-name="P3"><text:span text:style-name="T1">b</text:span><text:span text:style-name="T2">olo avantgardné umelecké hnutie, na </text:span><text:span text:style-name="T3">začiatku 20. storočia</text:span></text:p>
        </text:list-item>
        <text:list-item>
          <text:p text:style-name="P3"><text:span text:style-name="T4">snaží sa o realistické zobrazenie </text:span><text:span text:style-name="T3">pomocou geometrických tvarov a fragmentácie</text:span></text:p>
        </text:list-item>
      </text:list>
      <text:p text:style-name="P4"><text:span text:style-name="T2"/></text:p>
      <text:p text:style-name="P5"><text:span text:style-name="T5">Prvé impulzy</text:span><text:span text:style-name="T6"> = </text:span><text:span text:style-name="T5">1906</text:span><text:span text:style-name="T6">, </text:span><text:span text:style-name="T5">Georges Braque</text:span><text:span text:style-name="T6"> a </text:span><text:span text:style-name="T5">Pablo Picasso</text:span></text:p>
      <text:list text:style-name="L2">
        <text:list-item>
          <text:p text:style-name="P6"><text:span text:style-name="T5">spočiatku ich tvorba bola nezávislá, v roku </text:span><text:span text:style-name="T7">1907</text:span><text:span text:style-name="T5"> začali spolupracovať</text:span></text:p>
        </text:list-item>
        <text:list-item>
          <text:p text:style-name="P6"><text:span text:style-name="T5">zostali spolu až do vypuknutia </text:span><text:span text:style-name="T7">prvej svetovej vojny (1914)</text:span></text:p>
        </text:list-item>
      </text:list>
      <text:p text:style-name="P7"><text:span text:style-name="T7"/></text:p>
      <text:p text:style-name="P8"><text:span text:style-name="T8">Delenie histórie Kubizmu</text:span></text:p>
      <text:p text:style-name="P7"><text:span text:style-name="T7"/></text:p>
      <text:list text:style-name="L3">
        <text:list-item>
          <text:p text:style-name="P9"><text:span text:style-name="T9">Pre-kubizmus</text:span><text:span text:style-name="T10"> (1906 – 1909) – Objekty sa postupne obmedzovali na základné geometrické tvary, používali sa iba odtiene sivej a hnedej.</text:span></text:p>
        </text:list-item>
        <text:list-item>
          <text:p text:style-name="P9"><text:span text:style-name="T9">Analytický kubizmus</text:span><text:span text:style-name="T10"> (1909 – 1912) – Čiastočná abstrakcia, objekty sú nahradzované podobnými. Farba sa stále takmer nepoužívala.</text:span></text:p>
        </text:list-item>
        <text:list-item>
          <text:p text:style-name="P9"><text:span text:style-name="T9">Syntetický kubizmus</text:span><text:span text:style-name="T10"> (1912 – 1914) – </text:span><text:span text:style-name="T11">Zobrazovaný objekt sa skladá z línií a plôch, objavuje sa koláž a aj farba.</text:span></text:p>
        </text:list-item>
        <text:list-item>
          <text:p text:style-name="P10"><text:span text:style-name="T12">Orfizmus</text:span><text:span text:style-name="T11"> – Úplná abstrakcia, využíva aj farby.</text:span></text:p>
        </text:list-item>
      </text:list>
      <text:p text:style-name="P11"><text:span text:style-name="T11"/></text:p>
      <text:p text:style-name="P12"><text:span text:style-name="T13">Georges Braque</text:span></text:p>
      <text:p text:style-name="P13"><text:span text:style-name="T13">(* 1882, Argenteuil, Francúzsko – † 1963, Paríž)</text:span></text:p>
      <text:p text:style-name="P13"><text:span text:style-name="T13"/></text:p>
      <text:list text:style-name="L4">
        <text:list-item>
          <text:p text:style-name="P14"><text:span text:style-name="T13">bol významný francúzsky maliar, sochár, tlačiar a autor koláží</text:span></text:p>
        </text:list-item>
        <text:list-item>
          <text:p text:style-name="P15"><text:span text:style-name="T13">zodpovedný za rozvoj kubizmu spolu s Pablom Picassom</text:span></text:p>
        </text:list-item>
      </text:list>
      <text:p text:style-name="P16"><text:span text:style-name="T13"/></text:p>
      <text:p text:style-name="P12"><text:span text:style-name="T13">Pablo Picasso</text:span></text:p>
      <text:p text:style-name="P17"><text:span text:style-name="T13">(* 1881, Malaga, Španielsko – † 1973, Mougins, Francúzsko)</text:span></text:p>
      <text:p text:style-name="P17"><text:span text:style-name="T13"/></text:p>
      <text:list text:style-name="L5">
        <text:list-item>
          <text:p text:style-name="P18"><text:span text:style-name="T13">bol španielsky maliar, sochár a významný umelec 20. storočia</text:span></text:p>
        </text:list-item>
        <text:list-item>
          <text:p text:style-name="P19"><text:span text:style-name="T13">zodpovedný za rozvoj kubizmu spolu s Georges Braqueom</text:span></text:p>
        </text:list-item>
      </text:list>
      <text:p text:style-name="P16"><text:span text:style-name="T13"/></text:p>
      <text:p text:style-name="P12"><text:span text:style-name="T13">Mikuláš Galanda</text:span></text:p>
      <text:p text:style-name="P17"><text:span text:style-name="T13">(* 1895, Turčianske Teplice – † 1938, Bratislava)</text:span></text:p>
      <text:p text:style-name="P17"><text:span text:style-name="T13"/></text:p>
      <text:list text:style-name="L6">
        <text:list-item>
          <text:p text:style-name="P20"><text:span text:style-name="T13">bol významný slovenský maliar, grafik a ilustrátor</text:span></text:p>
        </text:list-item>
        <text:list-item>
          <text:p text:style-name="P20"><text:span text:style-name="T13">patrí k výrazným moderného umenia na Slovensku</text:span></text:p>
        </text:list-item>
      </text:list>
      <text:p text:style-name="P21"><text:span text:style-name="T13"/></text:p>
      <text:p text:style-name="P22"><text:span text:style-name="T13">Ľudovít Fulla</text:span></text:p>
      <text:p text:style-name="P23"><text:span text:style-name="T13">(* 1902, Ružomberok – † 1980, Bratislava)</text:span></text:p>
      <text:p text:style-name="P23"><text:span text:style-name="T13"/></text:p>
      <text:list text:style-name="L7">
        <text:list-item>
          <text:p text:style-name="P24">bol slovenský maliar, grafik, ilustrátor, scénograf a výtvarný pedagóg</text:p>
        </text:list-item>
        <text:list-item>
          <text:p text:style-name="P24">je považovaný za zakladateľa moderného maliarstva na Slovensk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dvolené_7e_LT_7e_Gliederung_20_1" style:display-name="Predvolené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8:37:33.751000000</meta:creation-date>
    <dc:date>2025-01-14T19:20:53.669000000</dc:date>
    <meta:editing-duration>PT6M30S</meta:editing-duration>
    <meta:editing-cycles>1</meta:editing-cycles>
    <meta:document-statistic meta:table-count="0" meta:image-count="0" meta:object-count="0" meta:page-count="1" meta:paragraph-count="27" meta:word-count="224" meta:character-count="1487" meta:non-whitespace-character-count="1295"/>
    <meta:generator>LibreOffice/24.8.4.2$Windows_X86_64 LibreOffice_project/bb3cfa12c7b1bf994ecc5649a80400d06cd71002</meta:generator>
  </office:meta>
</office:document-meta>
</file>